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F10235F1.png" manifest:media-type="image/png"/>
  <manifest:file-entry manifest:full-path="Pictures/1000184D0000374D00002AC3334DAD35.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11a2c8a" officeooo:paragraph-rsid="011e3880"/>
    </style:style>
    <style:style style:name="P16" style:family="paragraph" style:parent-style-name="Standard">
      <style:text-properties officeooo:rsid="011f99cd" officeooo:paragraph-rsid="011f99cd"/>
    </style:style>
    <style:style style:name="P17" style:family="paragraph" style:parent-style-name="Standard">
      <style:text-properties officeooo:rsid="00a2d36d" officeooo:paragraph-rsid="00b461b9"/>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Title">
      <style:text-properties fo:color="#0066cc" officeooo:paragraph-rsid="0131270f"/>
    </style:style>
    <style:style style:name="P22"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officeooo:rsid="00a2dbcd"/>
    </style:style>
    <style:style style:name="T6" style:family="text">
      <style:text-properties style:font-name="Ubuntu Mono2" officeooo:rsid="005780fa"/>
    </style:style>
    <style:style style:name="T7" style:family="text">
      <style:text-properties officeooo:rsid="00dc86c7"/>
    </style:style>
    <style:style style:name="T8" style:family="text">
      <style:text-properties officeooo:rsid="00e1eef3"/>
    </style:style>
    <style:style style:name="T9" style:family="text">
      <style:text-properties officeooo:rsid="00ecff93"/>
    </style:style>
    <style:style style:name="T10" style:family="text">
      <style:text-properties officeooo:rsid="0100846b"/>
    </style:style>
    <style:style style:name="T11" style:family="text">
      <style:text-properties officeooo:rsid="010d4541"/>
    </style:style>
    <style:style style:name="T12" style:family="text">
      <style:text-properties officeooo:rsid="0110a19d"/>
    </style:style>
    <style:style style:name="T13" style:family="text">
      <style:text-properties officeooo:rsid="01133137"/>
    </style:style>
    <style:style style:name="T14" style:family="text">
      <style:text-properties officeooo:rsid="01187deb"/>
    </style:style>
    <style:style style:name="T15" style:family="text">
      <style:text-properties officeooo:rsid="011bf5f7"/>
    </style:style>
    <style:style style:name="T16" style:family="text">
      <style:text-properties officeooo:rsid="0120bc0f"/>
    </style:style>
    <style:style style:name="T17" style:family="text">
      <style:text-properties fo:font-size="14pt" officeooo:rsid="013018fa" style:font-size-asian="14pt" style:font-size-complex="14pt"/>
    </style:style>
    <style:style style:name="T18" style:family="text">
      <style:text-properties fo:font-size="18pt" officeooo:rsid="013018fa" style:font-size-asian="18pt" style:font-size-complex="18pt"/>
    </style:style>
    <style:style style:name="fr1"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3" draw:name="Obraz4" text:anchor-type="paragraph" svg:x="14.944cm" svg:y="-0.289cm" svg:width="2cm" svg:height="1.55cm" draw:z-index="2"><draw:image xlink:href="Pictures/1000184D0000374D00002AC3334DAD35.svg" xlink:type="simple" xlink:show="embed" xlink:actuate="onLoad"/><draw:image xlink:href="Pictures/10000201000002170000019EF10235F1.png" xlink:type="simple" xlink:show="embed" xlink:actuate="onLoad"/></draw:frame><text:span text:style-name="T18">Mission Statement<text:line-break/></text:span><text:span text:style-name="T17">Safe cryptographic steganographic advanced filesystem</text:span></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4">showing</text:span> obvious benefits are <text:span text:style-name="T12">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1">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6">fallocate</text:span><text:span text:style-name="T2"> allows to remove a range of bytes without leaving a hole, stitching together both sides. For another example, </text:span><text:span text:style-name="T6">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filesystem is encrypted, it should not reveal any information about it's file structure, file names, sizes or content until a valid password is provided. Authenticity is a property that </text:span><text:soft-page-break/><text:span text:style-name="T3">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serve as an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7">Advanced filesystem is a filesystem with outstanding usability. Usability can be meant as performance (close to maximum speeds of underlying hardware), as functionality (<text:span text:style-name="T5">instant copying), as security (deletions equivalent to permanent wiping), as safety (versioning, snapshots), as utilisation (transparent compression), as integration (speeding up utilities). Performance of modern filesystems is getting close to physical </text:span><text:soft-page-break/><text:span text:style-name="T5">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al computation to be done. Hashing can also be sp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7"><draw:frame draw:style-name="fr1" draw:name="Obraz2" text:anchor-type="paragraph" svg:width="13.965cm" svg:height="13.511cm" draw:z-index="0"><draw:image xlink:href="../characteristics.png" xlink:type="simple" xlink:show="embed" xlink:actuate="onLoad"/></draw:frame></text:p>
      <text:h text:style-name="P22" text:outline-level="1">Use cases</text:h>
      <text:p text:style-name="P8">People <text:span text:style-name="T7">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8">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9">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0">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0">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3">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5">Computer forensics expert. He works for FBI as a consultant. He is often being sent to crime-scenes to secure evidence. <text:span text:style-name="T15">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5"/>
      <text:p text:style-name="P1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6">executives are relieved that there was no major loss and a new laptop was issued to the employee. </text:span></text:p>
      <text:p text:style-name="P16"/>
      <text:p text:style-name="P19"><draw:frame draw:style-name="fr2" draw:name="Obraz1" text:anchor-type="paragraph" svg:width="16.357cm" svg:height="25.495cm" draw:z-index="1"><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5-02T22:46:55.398528333">2015-05-02</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3M40S</meta:editing-duration>
    <meta:editing-cycles>191</meta:editing-cycles>
    <meta:generator>LibreOffice/4.2.8.2$Linux_X86_64 LibreOffice_project/420m0$Build-2</meta:generator>
    <dc:date>2015-05-02T22:46:55.246381624</dc:date>
    <meta:document-statistic meta:table-count="0" meta:image-count="3" meta:object-count="0" meta:page-count="6" meta:paragraph-count="23" meta:word-count="2236" meta:character-count="14263" meta:non-whitespace-character-count="12034"/>
  </office:meta>
</office:document-meta>
</file>